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3.6%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style:text-position="super 63.6%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style:text-position="super 63.6%"/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ListParagraph" style:list-style-name="LFO4" style:family="paragraph"/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 style:text-position="super 63.6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ListParagraph" style:list-style-name="LFO5" style:family="paragraph"/>
    <style:style style:name="P39" style:parent-style-name="ListParagraph" style:list-style-name="LFO5" style:family="paragraph"/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style:text-position="super 63.6%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 style:text-position="super 63.6%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 style:text-position="super 63.6%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 style:text-position="super 63.6%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 style:text-position="super 63.6%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 style:text-position="super 63.6%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family="paragraph">
      <style:text-properties fo:font-weight="bold" style:font-weight-asian="bold"/>
    </style:style>
    <style:style style:name="P55" style:parent-style-name="Normal" style:family="paragraph">
      <style:text-properties fo:font-weight="bold" style:font-weight-asian="bold"/>
    </style:style>
    <style:style style:name="P56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P4"/>
      <text:p text:style-name="Normal"><text:span text:style-name="T5">Mon 16</text:span><text:span text:style-name="T6">th</text:span><text:span text:style-name="T7"><text:s/>–<text:s/></text:span></text:p>
      <text:list text:style-name="LFO1" text:continue-numbering="true">
        <text:list-item>
          <text:p text:style-name="P8">Intro to company</text:p>
        </text:list-item>
        <text:list-item>
          <text:p text:style-name="P9">Presentations</text:p>
        </text:list-item>
        <text:list-item>
          <text:p text:style-name="P10">Set up on instance (fenway)</text:p>
        </text:list-item>
        <text:list-item>
          <text:p text:style-name="P11">Set up on emails etc.</text:p>
        </text:list-item>
      </text:list>
      <text:p text:style-name="P12"/>
      <text:p text:style-name="Normal"><text:span text:style-name="T13">Tues 17</text:span><text:span text:style-name="T14">th</text:span><text:span text:style-name="T15"><text:s/></text:span></text:p>
      <text:list text:style-name="LFO2" text:continue-numbering="true">
        <text:list-item>
          <text:p text:style-name="P16">Met EPIC rep</text:p>
        </text:list-item>
        <text:list-item>
          <text:p text:style-name="P17">Watched videos/read documents on version 8 of the<text:s/>application</text:p>
        </text:list-item>
        <text:list-item>
          <text:p text:style-name="P18">Setup 7zip – zip functionality</text:p>
        </text:list-item>
        <text:list-item>
          <text:p text:style-name="P19">Setup Jive Chime – instant messaging with team</text:p>
        </text:list-item>
        <text:list-item>
          <text:p text:style-name="P20">Setup Notepad++ - text editor</text:p>
        </text:list-item>
        <text:list-item>
          <text:p text:style-name="P21">Setup fenergo test – access to test application</text:p>
        </text:list-item>
        <text:list-item>
          <text:p text:style-name="P22">Watched video on client onboarding</text:p>
        </text:list-item>
      </text:list>
      <text:p text:style-name="Normal"/>
      <text:p text:style-name="Normal"><text:span text:style-name="T23">Wed 18</text:span><text:span text:style-name="T24">th <text:s text:c="5"/></text:span></text:p>
      <text:list text:style-name="LFO3" text:continue-numbering="true">
        <text:list-item>
          <text:p text:style-name="P25">Watched videos on version 7.4.1 of<text:s/>the application</text:p>
        </text:list-item>
        <text:list-item>
          <text:p text:style-name="P26">Completed tutorial on 7.4.1</text:p>
        </text:list-item>
        <text:list-item>
          <text:p text:style-name="P27">Completed tutorial on version 8</text:p>
        </text:list-item>
        <text:list-item>
          <text:p text:style-name="P28">Continued tutorials of test cases from test manager on version 8</text:p>
        </text:list-item>
      </text:list>
      <text:p text:style-name="Normal">MTM test cases:<text:s/></text:p>
      <text:list text:style-name="LFO4" text:continue-numbering="true">
        <text:list-item>
          <text:p text:style-name="P29">Creating new requests</text:p>
        </text:list-item>
        <text:list-item>
          <text:p text:style-name="P30">New subscriptions (avox)</text:p>
        </text:list-item>
        <text:list-item>
          <text:p text:style-name="P31">New subscriptions (Markit KYC)</text:p>
        </text:list-item>
        <text:list-item>
          <text:p text:style-name="P32">Subscribe to both providers (avox &amp; KYC)</text:p>
        </text:list-item>
        <text:list-item>
          <text:p text:style-name="P33">Unsubscribe<text:s/></text:p>
        </text:list-item>
        <text:list-item>
          <text:p text:style-name="P34">View &amp; tabs</text:p>
        </text:list-item>
      </text:list>
      <text:p text:style-name="Normal"/>
      <text:soft-page-break/>
      <text:p text:style-name="Normal"><text:span text:style-name="T35">Thurs 19</text:span><text:span text:style-name="T36">th</text:span><text:span text:style-name="T37"><text:s/></text:span></text:p>
      <text:list text:style-name="LFO5" text:continue-numbering="true">
        <text:list-item>
          <text:p text:style-name="P38">Read blogs on QA:</text:p>
        </text:list-item>
      </text:list>
      <text:p text:style-name="ListParagraph">Heuristics model, agile testing</text:p>
      <text:list text:style-name="LFO5" text:continue-numbering="true">
        <text:list-item>
          <text:p text:style-name="P39">Tested cases on MTM:<text:s/></text:p>
        </text:list-item>
      </text:list>
      <text:p text:style-name="ListParagraph">Adding, editing, removing, updating documents.<text:s/></text:p>
      <text:p text:style-name="Normal"/>
      <text:p text:style-name="Normal"><text:span text:style-name="T40">Fri 20</text:span><text:span text:style-name="T41">th</text:span></text:p>
      <text:p text:style-name="Normal">Meeting with tech lead –<text:s/></text:p>
      <text:p text:style-name="Normal">Discussed Fenergo’s approach to meeting deadlines (hybrid of agile &amp; waterfall).<text:s/></text:p>
      <text:p text:style-name="Normal">5 agile streams – FT1, FT2, FT3, Middlewear (FDIM) and Platform (backend)</text:p>
      <text:p text:style-name="Normal">Teams of 10 generally.<text:s/></text:p>
      <text:p text:style-name="Normal">1 Product owner, 5 devs, 2 BA’s and 2 QA’s</text:p>
      <text:p text:style-name="Normal">Scrums</text:p>
      <text:p text:style-name="Normal">2 week sprints</text:p>
      <text:p text:style-name="Normal">Tested cases on MTM:<text:s/></text:p>
      <text:p text:style-name="Normal"/>
      <text:p text:style-name="Normal"><text:span text:style-name="T42">Tuesday 24</text:span><text:span text:style-name="T43">th</text:span><text:span text:style-name="T44"><text:s/></text:span></text:p>
      <text:p text:style-name="Normal">Created new<text:s/>pathways on FTS for team members to log bugs etc. with more detail. Created parent and child elements for better indexing.</text:p>
      <text:p text:style-name="Normal"/>
      <text:p text:style-name="Normal"><text:span text:style-name="T45">Wednesday 25</text:span><text:span text:style-name="T46">th</text:span></text:p>
      <text:p text:style-name="Normal">Attended meetings on security side of web application and general QA. Researched mind mapping services and wrote a small, informal report comparing them. Created a page on Fenergo’s portal (fenway) informing the QA’s how to reserve Oracle instances correctly.</text:p>
      <text:p text:style-name="Normal"/>
      <text:p text:style-name="Normal"><text:span text:style-name="T47">Thursday 26</text:span><text:span text:style-name="T48">th</text:span></text:p>
      <text:p text:style-name="Normal">Automation testing - Researched Service Orientated Architecture (SOA) and Simple Object Access Protocol (SOAP UI) in order to assist colleagues with groovy scripting.<text:s/></text:p>
      <text:p text:style-name="Normal"/>
      <text:p text:style-name="Normal"><text:span text:style-name="T49">Friday 27</text:span><text:span text:style-name="T50">th</text:span></text:p>
      <text:p text:style-name="Normal">Tested sections of Lexis Nexus version 7.5 application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1">Mon 23</text:span><text:span text:style-name="T52">rd</text:span><text:span text:style-name="T53"><text:s/></text:span></text:p>
      <text:p text:style-name="Normal">Researched TFS (Microsoft Team Foundation Server) – TFS is a visual studio product used to manage agile development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1-27T15:25:00Z</dc:date>
    <meta:template xlink:href="Normal" xlink:type="simple"/>
    <meta:editing-cycles>19</meta:editing-cycles>
    <meta:editing-duration>PT6120S</meta:editing-duration>
    <meta:document-statistic meta:page-count="3" meta:paragraph-count="4" meta:word-count="299" meta:character-count="2002" meta:row-count="14" meta:non-whitespace-character-count="1707"/>
  </office:meta>
</office:document-meta>
</file>